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p</mi>
      </mstyle>
      <mrow>
        <mspace width="0.5em"/>
        <mo stretchy="false">=</mo>
        <mspace width="0.5em"/>
      </mrow>
      <mrow>
        <mo stretchy="false">∫</mo>
        <msup>
          <mtext>d</mtext>
          <mn>3</mn>
        </msup>
      </mrow>
      <mi>r</mi>
      <mi>'</mi>
      <mstyle mathvariant="bold">
        <mi>r</mi>
      </mstyle>
      <mi>'</mi>
      <mi mathvariant="normal">ρ</mi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</mrow>
    <annotation encoding="StarMath 5.0">bold p `=` int "d" ^3 r' { bold r } ' %rho ( { bold r } '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7:31:00.155000000</meta:creation-date>
    <meta:generator>LibreOffice/4.2.4.2$Windows_x86 LibreOffice_project/63150712c6d317d27ce2db16eb94c2f3d7b699f8</meta:generator>
  </office:meta>
</office:document-meta>
</file>